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Święty <text:s/>- <text:s/>Święty,</text:span><text:span text:style-name="T1"><text:line-break/></text:span><text:span text:style-name="T1">- Święty, Święty, Święty</text:span><text:span text:style-name="T1"><text:line-break/></text:span><text:span text:style-name="T1">Święty <text:s/>- <text:s/>Święty,</text:span><text:span text:style-name="T1"><text:line-break/></text:span><text:span text:style-name="T1">- Święty, Święty, Świę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ełne są niebiosa</text:span><text:span text:style-name="T1"><text:line-break/></text:span><text:span text:style-name="T1">i ziemia chwały Twojej</text:span><text:span text:style-name="T1"><text:line-break/></text:span><text:span text:style-name="T1">- Pełne są niebiosa</text:span><text:span text:style-name="T1"><text:line-break/></text:span><text:span text:style-name="T1">i ziemia chwały Twoje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Hosanna - hosanna</text:span><text:span text:style-name="T1"><text:line-break/></text:span><text:span text:style-name="T1">na wysokości</text:span><text:span text:style-name="T1"><text:line-break/></text:span><text:span text:style-name="T1">Hosanna - hosanna</text:span><text:span text:style-name="T1"><text:line-break/></text:span><text:span text:style-name="T1">na wysokości</text:span><text:span text:style-name="T1"><text:line-break/></text:span><text:span text:style-name="T1">Hosanna - hosanna</text:span><text:span text:style-name="T1"><text:line-break/></text:span><text:span text:style-name="T1">na wysokośc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Święty <text:s/>- <text:s/>Święty,</text:span><text:span text:style-name="T1"><text:line-break/></text:span><text:span text:style-name="T1">- Święty, Święty, Święty</text:span><text:span text:style-name="T1"><text:line-break/></text:span><text:span text:style-name="T1">Święty <text:s/>- <text:s/>Święty,</text:span><text:span text:style-name="T1"><text:line-break/></text:span><text:span text:style-name="T1">- Święty, Święty, Świę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iony,</text:span><text:span text:style-name="T1"><text:line-break/></text:span><text:span text:style-name="T1">idący w Imię Pana</text:span><text:span text:style-name="T1"><text:line-break/></text:span><text:span text:style-name="T1">- Błogosławiony,</text:span><text:span text:style-name="T1"><text:line-break/></text:span><text:span text:style-name="T1">idący w Imię Pa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Hosanna - hosanna</text:span><text:span text:style-name="T1"><text:line-break/></text:span><text:span text:style-name="T1">na wysokości</text:span><text:span text:style-name="T1"><text:line-break/></text:span><text:span text:style-name="T1">Hosanna - hosanna</text:span><text:span text:style-name="T1"><text:line-break/></text:span><text:span text:style-name="T1">na wysokości</text:span><text:span text:style-name="T1"><text:line-break/></text:span><text:span text:style-name="T1">Hosanna - hosanna</text:span><text:span text:style-name="T1"><text:line-break/></text:span><text:span text:style-name="T1">na wysokośc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6-29T20:21:45</meta:creation-date>
    <dc:date>2014-06-24T07:57:38.488000000</dc:date>
    <dc:language>pl-PL</dc:language>
    <meta:editing-cycles>12</meta:editing-cycles>
    <meta:editing-duration>PT15M16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